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37cm"/>
    </style:style>
    <style:style style:name="gr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3.45cm" fo:min-width="12.5cm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5.15cm" fo:min-width="13.6cm"/>
    </style:style>
    <style:style style:name="gr5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3.55cm" fo:min-width="13.5cm"/>
    </style:style>
    <style:style style:name="gr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9.25cm" fo:min-width="13.1cm"/>
    </style:style>
    <style:style style:name="gr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20.25cm" fo:min-width="15.2cm"/>
    </style:style>
    <style:style style:name="gr8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9.45cm" fo:min-width="13.5cm"/>
    </style:style>
    <style:style style:name="gr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7.35cm" fo:min-width="11.6cm"/>
    </style:style>
    <style:style style:name="gr1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4.95cm" fo:min-width="11.6cm"/>
    </style:style>
    <style:style style:name="gr1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0.15cm" fo:min-width="18.5cm"/>
    </style:style>
    <style:style style:name="gr12" style:family="graphic" style:parent-style-name="objectwithoutfill">
      <style:graphic-properties draw:fill="none" draw:fill-color="#ffffff" draw:textarea-vertical-align="middle"/>
    </style:style>
    <style:style style:name="gr1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9.65cm" fo:min-width="15.2cm"/>
    </style:style>
    <style:style style:name="gr1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8.75cm" fo:min-width="11.6cm"/>
    </style:style>
    <style:style style:name="gr15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0.05cm" fo:min-width="12.7cm"/>
    </style:style>
    <style:style style:name="gr1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9.65cm" fo:min-width="11.6cm"/>
    </style:style>
    <style:style style:name="gr1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7.95cm" fo:min-width="11.6cm"/>
    </style:style>
    <style:style style:name="gr18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5.95cm" fo:min-width="11.6cm"/>
    </style:style>
    <style:style style:name="gr1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0.65cm" fo:min-width="13.4cm"/>
    </style:style>
    <style:style style:name="gr2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9.45cm" fo:min-width="13.5cm"/>
    </style:style>
    <style:style style:name="gr2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9.45cm" fo:min-width="12.9cm"/>
    </style:style>
    <style:style style:name="gr2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9.45cm" fo:min-width="12.7cm"/>
    </style:style>
    <style:style style:name="P1" style:family="paragraph">
      <style:paragraph-properties fo:margin-left="0cm" fo:margin-right="0cm" fo:margin-top="0.1cm" fo:margin-bottom="0.1cm" fo:line-height="100%" fo:text-align="start" fo:text-indent="0cm"/>
    </style:style>
    <style:style style:name="P2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0.1cm" svg:height="1.187cm" svg:x="-9.3cm" svg:y="27.6cm">
          <draw:text-box>
            <text:p/>
          </draw:text-box>
        </draw:frame>
        <draw:custom-shape draw:style-name="gr2" draw:text-style-name="P2" draw:layer="layout" svg:width="13cm" svg:height="13.7cm" svg:x="1cm" svg:y="1.4cm">
          <text:p text:style-name="P1"><text:span text:style-name="T1">Controller</text:span></text:p>
          <text:p text:style-name="P1"><text:span text:style-name="T1"/></text:p>
          <text:p text:style-name="P1"><text:span text:style-name="T1">private GUI gui</text:span></text:p>
          <text:p text:style-name="P1"><text:span text:style-name="T1">private Highscore highscore</text:span></text:p>
          <text:p text:style-name="P1"><text:span text:style-name="T1">private Kinect kinect</text:span></text:p>
          <text:p text:style-name="P1"><text:span text:style-name="T1">private Universe universe</text:span></text:p>
          <text:p text:style-name="P1"><text:span text:style-name="T1">private Preferences preferences</text:span></text:p>
          <text:p text:style-name="P1"><text:span text:style-name="T1">private Game game</text:span></text:p>
          <text:p text:style-name="P1"><text:span text:style-name="T1">private SoundManager soundmanager</text:span></text:p>
          <text:p text:style-name="P1"><text:span text:style-name="T1"/></text:p>
          <text:p text:style-name="P1"><text:span text:style-name="T1">Controller()</text:span></text:p>
          <text:p text:style-name="P1"><text:span text:style-name="T1">public void newGame()</text:span></text:p>
          <text:p text:style-name="P1"><text:span text:style-name="T1">public void stopGame()</text:span></text:p>
          <text:p text:style-name="P1"><text:span text:style-name="T2">public void restartGame()</text:span></text:p>
          <text:p text:style-name="P1"><text:span text:style-name="T1">public void setLookandFeel()</text:span></text:p>
          <text:p text:style-name="P1"><text:span text:style-name="T1">public void errorMessage(Exception, String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2.8cm" svg:x2="14.1cm" svg:y2="2.8cm">
          <text:p/>
        </draw:line>
        <draw:line draw:style-name="gr3" draw:text-style-name="P3" draw:layer="layout" svg:x1="1cm" svg:y1="9.6cm" svg:x2="14cm" svg:y2="9.6cm">
          <text:p/>
        </draw:line>
        <draw:custom-shape draw:style-name="gr4" draw:text-style-name="P2" draw:layer="layout" svg:width="14.1cm" svg:height="15.4cm" svg:x="1.4cm" svg:y="37.3cm">
          <text:p text:style-name="P1"><text:span text:style-name="T1">GUI</text:span></text:p>
          <text:p text:style-name="P1"><text:span text:style-name="T1"/></text:p>
          <text:p text:style-name="P1"><text:span text:style-name="T1">private Controller controller</text:span></text:p>
          <text:p text:style-name="P1"><text:span text:style-name="T2">private </text:span><text:span text:style-name="T1">Highscore highscore</text:span></text:p>
          <text:p text:style-name="P1"><text:span text:style-name="T1">private JPanel settingsPanel, <text:s/>mainMenuPanel,</text:span></text:p>
          <text:p text:style-name="P1"><text:span text:style-name="T1"><text:tab/></text:span><text:span text:style-name="T1">highscorePanel</text:span></text:p>
          <text:p text:style-name="P1"><text:span text:style-name="T1">private Universe universe</text:span></text:p>
          <text:p text:style-name="P1"><text:span text:style-name="T2">private </text:span><text:span text:style-name="T1">SoundManager soundManager</text:span></text:p>
          <text:p text:style-name="P1"><text:span text:style-name="T1">private boolean fullscreen</text:span></text:p>
          <text:p text:style-name="P1"><text:span text:style-name="T2">private Jtable table</text:span></text:p>
          <text:p text:style-name="P1"><text:span text:style-name="T2"/></text:p>
          <text:p text:style-name="P1"><text:span text:style-name="T1">public GUI(Controller)</text:span></text:p>
          <text:p text:style-name="P1"><text:span text:style-name="T1">public void startFullscreen()</text:span></text:p>
          <text:p text:style-name="P1"><text:span text:style-name="T1">public void stopFullscreen()</text:span></text:p>
          <text:p text:style-name="P1"><text:span text:style-name="T1">public void errorMessage(Exception, String)</text:span></text:p>
          <text:p text:style-name="P1"><text:span text:style-name="T1">public void backToMenu()</text:span></text:p>
          <text:p text:style-name="P1"><text:span text:style-name="T1">public void showUniverse()</text:span></text:p>
          <text:p text:style-name="P1"><text:span text:style-name="T1">public Object[][] createTableContent()</text:span></text:p>
          <text:p text:style-name="P1"><text:span text:style-name="T2">private void initialize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4cm" svg:y1="38.6cm" svg:x2="15.5cm" svg:y2="38.6cm">
          <text:p/>
        </draw:line>
        <draw:line draw:style-name="gr3" draw:text-style-name="P3" draw:layer="layout" svg:x1="1.4cm" svg:y1="45.6cm" svg:x2="15.5cm" svg:y2="45.6cm">
          <text:p/>
        </draw:line>
        <draw:custom-shape draw:style-name="gr5" draw:text-style-name="P2" draw:layer="layout" svg:width="14cm" svg:height="13.8cm" svg:x="48.3cm" svg:y="2cm">
          <text:p text:style-name="P1"><text:span text:style-name="T1">Item</text:span></text:p>
          <text:p text:style-name="P1"><text:span text:style-name="T1"/></text:p>
          <text:p text:style-name="P1"><text:span text:style-name="T1">public int x, y, speedX</text:span></text:p>
          <text:p text:style-name="P1"><text:span text:style-name="T2">public double speedY, mass</text:span></text:p>
          <text:p text:style-name="P1"><text:span text:style-name="T2">public Universe universe</text:span></text:p>
          <text:p text:style-name="P1"><text:span text:style-name="T2">public Game game</text:span></text:p>
          <text:p text:style-name="P1"><text:span text:style-name="T2">public boolean wasVisible</text:span></text:p>
          <text:p text:style-name="P1"><text:span text:style-name="T2">public Random random</text:span></text:p>
          <text:p text:style-name="P1"><text:span text:style-name="T1"/></text:p>
          <text:p text:style-name="P1"><text:span text:style-name="T1">public Item(int, Game, Universe)</text:span></text:p>
          <text:p text:style-name="P1"><text:span text:style-name="T1">public Item(int, int, boolean, Game, Universe, int)</text:span></text:p>
          <text:p text:style-name="P1"><text:span text:style-name="T1">public void move()</text:span></text:p>
          <text:p text:style-name="P1"><text:span text:style-name="T2">public void paint(Graphics2D)</text:span></text:p>
          <text:p text:style-name="P1"><text:span text:style-name="T2">public boolean changeDirection()</text:span></text:p>
          <text:p text:style-name="P1"><text:span text:style-name="T2">public void checkHit(LinkedList&lt;Point&gt;)</text:span></text:p>
          <text:p text:style-name="P1"><text:span text:style-name="T2">public boolean onScreen()</text:span></text:p>
          <text:p text:style-name="P1"><text:span text:style-name="T2">public LinkedList&lt;ItemPart&gt; createItemparts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8.3cm" svg:y1="3.1cm" svg:x2="62.2cm" svg:y2="3.1cm">
          <text:p/>
        </draw:line>
        <draw:line draw:style-name="gr3" draw:text-style-name="P3" draw:layer="layout" svg:x1="48.3cm" svg:y1="8.8cm" svg:x2="62.2cm" svg:y2="8.8cm">
          <text:p/>
        </draw:line>
        <draw:custom-shape draw:style-name="gr6" draw:text-style-name="P2" draw:layer="layout" svg:width="13.6cm" svg:height="9.5cm" svg:x="45.3cm" svg:y="16cm">
          <text:p text:style-name="P1"><text:span text:style-name="T1">Fruit extends Item</text:span></text:p>
          <text:p text:style-name="P1"><text:span text:style-name="T1"/></text:p>
          <text:p text:style-name="P1"><text:span text:style-name="T1">private BufferedImage img</text:span></text:p>
          <text:p text:style-name="P1"><text:span text:style-name="T1">private int rot, </text:span><text:span text:style-name="T2">width, height, </text:span><text:span text:style-name="T1">imgNumber</text:span></text:p>
          <text:p text:style-name="P1"><text:span text:style-name="T1">public int[][] fruitSIzes</text:span></text:p>
          <text:p text:style-name="P1"><text:span text:style-name="T1"/></text:p>
          <text:p text:style-name="P1"><text:span text:style-name="T1">public Fruit(int, Game, Universe)</text:span></text:p>
          <text:p text:style-name="P1"><text:span text:style-name="T1">public void paint(Graphics2D)</text:span></text:p>
          <text:p text:style-name="P1"><text:span text:style-name="T1">public void move()</text:span></text:p>
          <text:p text:style-name="P1"><text:span text:style-name="T1">public void checkHit(LinkedList&lt;Point&gt;)</text:span></text:p>
          <text:p text:style-name="P1"><text:span text:style-name="T1">public LinkedList&lt;ItemPart&gt; createItemParts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5.3cm" svg:y1="17.4cm" svg:x2="58.9cm" svg:y2="17.4cm">
          <text:p/>
        </draw:line>
        <draw:line draw:style-name="gr3" draw:text-style-name="P3" draw:layer="layout" svg:x1="45.4cm" svg:y1="20.8cm" svg:x2="58.9cm" svg:y2="20.8cm">
          <text:p/>
        </draw:line>
        <draw:custom-shape draw:style-name="gr7" draw:text-style-name="P2" draw:layer="layout" svg:width="15.7cm" svg:height="20.5cm" svg:x="1cm" svg:y="15.9cm">
          <text:p text:style-name="P1"><text:span text:style-name="T1">Game</text:span></text:p>
          <text:p text:style-name="P1"><text:span text:style-name="T1"/></text:p>
          <text:p text:style-name="P1"><text:span text:style-name="T1">private Controller controller</text:span></text:p>
          <text:p text:style-name="P1"><text:span text:style-name="T1">private LinkedList&lt;Item&gt; itemList</text:span></text:p>
          <text:p text:style-name="P1"><text:span text:style-name="T1">pricate Cursor cursor</text:span></text:p>
          <text:p text:style-name="P1"><text:span text:style-name="T1">private Random random</text:span></text:p>
          <text:p text:style-name="P1"><text:span text:style-name="T1">private Universe universe</text:span></text:p>
          <text:p text:style-name="P1"><text:span text:style-name="T1">private Timer timer</text:span></text:p>
          <text:p text:style-name="P1"><text:span text:style-name="T1">private SoundManger soundManager</text:span></text:p>
          <text:p text:style-name="P1"><text:span text:style-name="T2">private </text:span><text:span text:style-name="T1">LinkedList&lt;Item&gt; itemList</text:span></text:p>
          <text:p text:style-name="P1"><text:span text:style-name="T2">private </text:span><text:span text:style-name="T1">LinkedList&lt;ItemPart&gt; itemPartList</text:span></text:p>
          <text:p text:style-name="P1"><text:span text:style-name="T2">private int lives, score, playtime</text:span></text:p>
          <text:p text:style-name="P1"><text:span text:style-name="T2"/></text:p>
          <text:p text:style-name="P1"><text:span text:style-name="T1">public Game(Controller controller)</text:span></text:p>
          <text:p text:style-name="P1"><text:span text:style-name="T1">public void spawnItemRandom(int)</text:span></text:p>
          <text:p text:style-name="P1"><text:span text:style-name="T1">public void start()</text:span></text:p>
          <text:p text:style-name="P1"><text:span text:style-name="T1">public void stop()</text:span></text:p>
          <text:p text:style-name="P1"><text:span text:style-name="T2">public void countdown(int)</text:span></text:p>
          <text:p text:style-name="P1"><text:span text:style-name="T2">public void tick(int)</text:span></text:p>
          <text:p text:style-name="P1"><text:span text:style-name="T2">public void randomItemTick(int)</text:span></text:p>
          <text:p text:style-name="P1"><text:span text:style-name="T2">public void itemOutOfScreen(Item)</text:span></text:p>
          <text:p text:style-name="P1"><text:span text:style-name="T2">public void itemPartOutOfScreen(ItemPart)</text:span></text:p>
          <text:p text:style-name="P1"><text:span text:style-name="T2">public void hit(Item)</text:span></text:p>
          <text:p text:style-name="P1"><text:span text:style-name="T2">public void gameOver()</text:span></text:p>
          <text:p text:style-name="P1"><text:span text:style-name="T2">public void updateLives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17.1cm" svg:x2="16.7cm" svg:y2="17.1cm">
          <text:p/>
        </draw:line>
        <draw:line draw:style-name="gr3" draw:text-style-name="P3" draw:layer="layout" svg:x1="1cm" svg:y1="26.3cm" svg:x2="16.7cm" svg:y2="26.3cm">
          <text:p/>
        </draw:line>
        <draw:custom-shape draw:style-name="gr8" draw:text-style-name="P2" draw:layer="layout" svg:width="14cm" svg:height="9.7cm" svg:x="17.2cm" svg:y="15.9cm">
          <text:p text:style-name="P1"><text:span text:style-name="T1">Bomb extends Item</text:span></text:p>
          <text:p text:style-name="P1"><text:span text:style-name="T1"/></text:p>
          <text:p text:style-name="P1"><text:span text:style-name="T1">private BufferedImage img</text:span></text:p>
          <text:p text:style-name="P1"><text:span text:style-name="T1">private int rot</text:span></text:p>
          <text:p text:style-name="P1"><text:span text:style-name="T1"/></text:p>
          <text:p text:style-name="P1"><text:span text:style-name="T1">public Bomb(int, Game, Universe)</text:span></text:p>
          <text:p text:style-name="P1"><text:span text:style-name="T1">public </text:span><text:span text:style-name="T2">void </text:span><text:span text:style-name="T1">paint(Graphics2D)</text:span></text:p>
          <text:p text:style-name="P1"><text:span text:style-name="T1">public void move()</text:span></text:p>
          <text:p text:style-name="P1"><text:span text:style-name="T1">public void checkHit(LinkedLiist&lt;Points&gt;)</text:span></text:p>
          <text:p text:style-name="P1"><text:span text:style-name="T1">public LinkedList&lt;ItemPart&gt; createItemParts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3cm" svg:y1="20.2cm" svg:x2="31.3cm" svg:y2="20.2cm">
          <text:p/>
        </draw:line>
        <draw:custom-shape draw:style-name="gr9" draw:text-style-name="P2" draw:layer="layout" svg:width="12.1cm" svg:height="7.6cm" svg:x="34.9cm" svg:y="2.9cm">
          <text:p text:style-name="P1"><text:span text:style-name="T1">Highscore</text:span></text:p>
          <text:p text:style-name="P1"><text:span text:style-name="T1"/></text:p>
          <text:p text:style-name="P1"><text:span text:style-name="T1">private File highscoreFile</text:span></text:p>
          <text:p text:style-name="P1"><text:span text:style-name="T1">private LinkedList&lt;String[]&gt; highscoreList</text:span></text:p>
          <text:p text:style-name="P1"><text:span text:style-name="T2"/></text:p>
          <text:p text:style-name="P1"><text:span text:style-name="T1">public Highscore()</text:span></text:p>
          <text:p text:style-name="P1"><text:span text:style-name="T1">public void save()</text:span></text:p>
          <text:p text:style-name="P1"><text:span text:style-name="T1">public void load()</text:span></text:p>
          <text:p text:style-name="P1"><text:span text:style-name="T1">public void sort(int valueToSort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4.9cm" svg:y1="4.2cm" svg:x2="46.9cm" svg:y2="4.2cm">
          <text:p/>
        </draw:line>
        <draw:line draw:style-name="gr3" draw:text-style-name="P3" draw:layer="layout" svg:x1="34.9cm" svg:y1="6.7cm" svg:x2="47cm" svg:y2="6.7cm">
          <text:p/>
        </draw:line>
        <draw:custom-shape draw:style-name="gr10" draw:text-style-name="P2" draw:layer="layout" svg:width="12.1cm" svg:height="5.2cm" svg:x="52.3cm" svg:y="31.6cm">
          <text:p text:style-name="P1"><text:span text:style-name="T1">JpanelBG extends JPanel</text:span></text:p>
          <text:p text:style-name="P1"><text:span text:style-name="T1"/></text:p>
          <text:p text:style-name="P1"><text:span text:style-name="T1">private Image bg</text:span></text:p>
          <text:p text:style-name="P1"><text:span text:style-name="T2"/></text:p>
          <text:p text:style-name="P1"><text:span text:style-name="T1">public JpanelBG(String)</text:span></text:p>
          <text:p text:style-name="P1"><text:span text:style-name="T1">protected void paintComponent(Graphics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2.3cm" svg:y1="32.9cm" svg:x2="64.3cm" svg:y2="32.9cm">
          <text:p/>
        </draw:line>
        <draw:line draw:style-name="gr3" draw:text-style-name="P3" draw:layer="layout" svg:x1="52.2cm" svg:y1="34.8cm" svg:x2="64.3cm" svg:y2="34.8cm">
          <text:p/>
        </draw:line>
        <draw:custom-shape draw:style-name="gr11" draw:text-style-name="P2" draw:layer="layout" svg:width="19cm" svg:height="10.4cm" svg:x="63.8cm" svg:y="1.7cm">
          <text:p text:style-name="P1"><text:span text:style-name="T1">Kinect</text:span></text:p>
          <text:p text:style-name="P1"><text:span text:style-name="T2"/></text:p>
          <text:p text:style-name="P1"><text:span text:style-name="T2">private Robot robot;</text:span></text:p>
          <text:p text:style-name="P1"><text:span text:style-name="T2">private boolean mouseButtonPressed;</text:span></text:p>
          <text:p text:style-name="P1"><text:span text:style-name="T2">private int mainHand, secondHand;</text:span></text:p>
          <text:p text:style-name="P1"><text:span text:style-name="T2"/></text:p>
          <text:p text:style-name="P1"><text:span text:style-name="T1">public Kinect(Controller)</text:span></text:p>
          <text:p text:style-name="P1"><text:span text:style-name="T1">public void onColodFrameEvent(byte[])</text:span></text:p>
          <text:p text:style-name="P1"><text:span text:style-name="T1">public void onDepthFrameEvent(short[], byte[], float[], float[])</text:span></text:p>
          <text:p text:style-name="P1"><text:span text:style-name="T1">public void onSkeletonFrameEvent(boolean[], float[], float[], byte[])</text:span></text:p>
          <text:p text:style-name="P1"><text:span text:style-name="T1">private void moveMousePointer(Skeleton)</text:span></text:p>
          <text:p text:style-name="P1"><text:span text:style-name="T1">public void updateHand()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63.9cm" svg:y1="3.4cm" svg:x2="82.7cm" svg:y2="3.4cm">
          <text:p text:style-name="P3"/>
          <text:p text:style-name="P3"/>
          <text:p text:style-name="P3"/>
        </draw:line>
        <draw:line draw:style-name="gr3" draw:text-style-name="P3" draw:layer="layout" svg:x1="63.8cm" svg:y1="6.6cm" svg:x2="82.9cm" svg:y2="6.6cm">
          <text:p/>
        </draw:line>
        <draw:custom-shape draw:style-name="gr13" draw:text-style-name="P2" draw:layer="layout" svg:width="15.7cm" svg:height="9.9cm" svg:x="50.5cm" svg:y="37.2cm">
          <text:p text:style-name="P1"><text:span text:style-name="T1">Universe extends JPanelBG</text:span></text:p>
          <text:p text:style-name="P1"><text:span text:style-name="T1"/></text:p>
          <text:p text:style-name="P1"><text:span text:style-name="T1">private Controller controller</text:span></text:p>
          <text:p text:style-name="P1"><text:span text:style-name="T1">private Jlabel countdown, score, lives, time</text:span></text:p>
          <text:p text:style-name="P1"><text:span text:style-name="T1">private Toolkit tollkit</text:span></text:p>
          <text:p text:style-name="P1"><text:span text:style-name="T1">private Game game</text:span></text:p>
          <text:p text:style-name="P1"><text:span text:style-name="T2"/></text:p>
          <text:p text:style-name="P1"><text:span text:style-name="T1">public Universe(Controller, String)</text:span></text:p>
          <text:p text:style-name="P1"><text:span text:style-name="T1">public void postInit()</text:span></text:p>
          <text:p text:style-name="P1"><text:span text:style-name="T1">public void setCountdown(int)</text:span></text:p>
          <text:p text:style-name="P1"><text:span text:style-name="T1">public void updateCursor()</text:span></text:p>
          <text:p text:style-name="P1"><text:span text:style-name="T1">public void paint(Graphics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0.5cm" svg:y1="38.5cm" svg:x2="66.2cm" svg:y2="38.5cm">
          <text:p/>
        </draw:line>
        <draw:line draw:style-name="gr3" draw:text-style-name="P3" draw:layer="layout" svg:x1="50.5cm" svg:y1="42.6cm" svg:x2="66.2cm" svg:y2="42.6cm">
          <text:p/>
        </draw:line>
        <draw:line draw:style-name="gr3" draw:text-style-name="P3" draw:layer="layout" svg:x1="17.3cm" svg:y1="17.8cm" svg:x2="31.3cm" svg:y2="17.8cm">
          <text:p/>
        </draw:line>
        <draw:custom-shape draw:style-name="gr14" draw:text-style-name="P2" draw:layer="layout" svg:width="12.1cm" svg:height="9cm" svg:x="33.3cm" svg:y="43cm">
          <text:p text:style-name="P1"><text:span text:style-name="T1">Cursor</text:span></text:p>
          <text:p text:style-name="P1"><text:span text:style-name="T1"/></text:p>
          <text:p text:style-name="P1"><text:span text:style-name="T1">private Universe universe;</text:span></text:p>
          <text:p text:style-name="P1"><text:span text:style-name="T2">private </text:span><text:span text:style-name="T1">LinkedList&lt;Point&gt; lastPoints</text:span></text:p>
          <text:p text:style-name="P1"><text:span text:style-name="T2"/></text:p>
          <text:p text:style-name="P1"><text:span text:style-name="T2">public Cursor(Universe)</text:span></text:p>
          <text:p text:style-name="P1"><text:span text:style-name="T1">public updatePoints()</text:span></text:p>
          <text:p text:style-name="P1"><text:span text:style-name="T1">public LinkedList&lt;Point&gt; getPoints()</text:span></text:p>
          <text:p text:style-name="P1"><text:span text:style-name="T1">pubic void paint(Graphics2D)</text:span></text:p>
          <text:p text:style-name="P1"><text:span text:style-name="T1">public LinkedList&lt;Point&gt;</text:span></text:p>
          <text:p text:style-name="P1"><text:span text:style-name="T1"><text:tab/></text:span><text:span text:style-name="T1">getPointsOnLine(Point, Point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3.4cm" svg:y1="44.6cm" svg:x2="45.4cm" svg:y2="44.6cm">
          <text:p/>
        </draw:line>
        <draw:line draw:style-name="gr3" draw:text-style-name="P3" draw:layer="layout" svg:x1="33.3cm" svg:y1="46.7cm" svg:x2="45.4cm" svg:y2="46.7cm">
          <text:p/>
        </draw:line>
        <draw:custom-shape draw:style-name="gr15" draw:text-style-name="P2" draw:layer="layout" svg:width="13.2cm" svg:height="10.3cm" svg:x="81.7cm" svg:y="41.2cm">
          <text:p text:style-name="P1"><text:span text:style-name="T1">GameOverDialog extends JDialog</text:span></text:p>
          <text:p text:style-name="P1"><text:span text:style-name="T1"/></text:p>
          <text:p text:style-name="P1"><text:span text:style-name="T1">private Jpanel contentPanel, panel_highscore</text:span></text:p>
          <text:p text:style-name="P1"><text:span text:style-name="T1">private Highscore highscore</text:span></text:p>
          <text:p text:style-name="P1"><text:span text:style-name="T2">private </text:span><text:span text:style-name="T1">int score, playtime</text:span></text:p>
          <text:p text:style-name="P1"><text:span text:style-name="T2">private </text:span><text:span text:style-name="T1">JtextField input_name</text:span></text:p>
          <text:p text:style-name="P1"><text:span text:style-name="T2">private </text:span><text:span text:style-name="T1">Jtable table</text:span></text:p>
          <text:p text:style-name="P1"><text:span text:style-name="T2"/></text:p>
          <text:p text:style-name="P1"><text:span text:style-name="T1">public GameOverDialog(Controller, int ,int)</text:span></text:p>
          <text:p text:style-name="P1"><text:span text:style-name="T1">public void addHighscore()</text:span></text:p>
          <text:p text:style-name="P1"><text:span text:style-name="T1">public void setTabelModel()</text:span></text:p>
          <text:p text:style-name="P1"><text:span text:style-name="T1">public Object[][] createTableContent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1.7cm" svg:y1="42.8cm" svg:x2="95cm" svg:y2="42.8cm">
          <text:p/>
        </draw:line>
        <draw:line draw:style-name="gr3" draw:text-style-name="P3" draw:layer="layout" svg:x1="81.7cm" svg:y1="47.7cm" svg:x2="94.9cm" svg:y2="47.7cm">
          <text:p/>
        </draw:line>
        <draw:custom-shape draw:style-name="gr16" draw:text-style-name="P2" draw:layer="layout" svg:width="12.1cm" svg:height="9.9cm" svg:x="24.2cm" svg:y="30.5cm">
          <text:p text:style-name="P1"><text:span text:style-name="T1">Highscore</text:span></text:p>
          <text:p text:style-name="P1"><text:span text:style-name="T1"/></text:p>
          <text:p text:style-name="P1"><text:span text:style-name="T2">private File highscoreFile</text:span></text:p>
          <text:p text:style-name="P1"><text:span text:style-name="T2">private LinkedList&lt;String&gt; highscoreList</text:span></text:p>
          <text:p text:style-name="P1"><text:span text:style-name="T2"/></text:p>
          <text:p text:style-name="P1"><text:span text:style-name="T1">public Highscore(Controller)</text:span></text:p>
          <text:p text:style-name="P1"><text:span text:style-name="T1">public void save()</text:span></text:p>
          <text:p text:style-name="P1"><text:span text:style-name="T1">public void load()</text:span></text:p>
          <text:p text:style-name="P1"><text:span text:style-name="T1">public void newHighscore(String[])</text:span></text:p>
          <text:p text:style-name="P1"><text:span text:style-name="T1">public void shortenHighscoreList(int)</text:span></text:p>
          <text:p text:style-name="P1"><text:span text:style-name="T1">public boolean isHighscore(int)</text:span></text:p>
          <text:p text:style-name="P1"><text:span text:style-name="T1">public void sort(int, boolean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4.3cm" svg:y1="31.8cm" svg:x2="36.3cm" svg:y2="31.8cm">
          <text:p/>
        </draw:line>
        <draw:line draw:style-name="gr3" draw:text-style-name="P3" draw:layer="layout" svg:x1="24.2cm" svg:y1="34.2cm" svg:x2="36.3cm" svg:y2="34.2cm">
          <text:p/>
        </draw:line>
        <draw:custom-shape draw:style-name="gr17" draw:text-style-name="P2" draw:layer="layout" svg:width="12.1cm" svg:height="8.2cm" svg:x="72.9cm" svg:y="17.9cm">
          <text:p text:style-name="P1"><text:span text:style-name="T1">ItemPart extends Item</text:span></text:p>
          <text:p text:style-name="P1"><text:span text:style-name="T1"/></text:p>
          <text:p text:style-name="P1"><text:span text:style-name="T2">private BufferedImage img</text:span></text:p>
          <text:p text:style-name="P1"><text:span text:style-name="T2">private int rot</text:span></text:p>
          <text:p text:style-name="P1"><text:span text:style-name="T2"/></text:p>
          <text:p text:style-name="P1"><text:span text:style-name="T1">public ItemPart(int, int, boolean,</text:span></text:p>
          <text:p text:style-name="P1"><text:span text:style-name="T1"><text:tab/></text:span><text:span text:style-name="T1">Game, Universe, int, int)</text:span></text:p>
          <text:p text:style-name="P1"><text:span text:style-name="T1">public ItemPart(Game, Universe)</text:span></text:p>
          <text:p text:style-name="P1"><text:span text:style-name="T1">public void paint(Graphics2D)</text:span></text:p>
          <text:p text:style-name="P1"><text:span text:style-name="T1">public void move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2.9cm" svg:y1="19.4cm" svg:x2="84.9cm" svg:y2="19.4cm">
          <text:p/>
        </draw:line>
        <draw:line draw:style-name="gr3" draw:text-style-name="P3" draw:layer="layout" svg:x1="72.9cm" svg:y1="21.4cm" svg:x2="85cm" svg:y2="21.4cm">
          <text:p/>
        </draw:line>
        <draw:custom-shape draw:style-name="gr18" draw:text-style-name="P2" draw:layer="layout" svg:width="12.1cm" svg:height="6.2cm" svg:x="72.7cm" svg:y="28.4cm">
          <text:p text:style-name="P1"><text:span text:style-name="T1">ItemExplosion extends ItemPart</text:span></text:p>
          <text:p text:style-name="P1"><text:span text:style-name="T1"/></text:p>
          <text:p text:style-name="P1"><text:span text:style-name="T2">private <text:s/>int alpha</text:span></text:p>
          <text:p text:style-name="P1"><text:span text:style-name="T2"/></text:p>
          <text:p text:style-name="P1"><text:span text:style-name="T1">public ItemExplosion(Game, Universe)</text:span></text:p>
          <text:p text:style-name="P1"><text:span text:style-name="T1">public void paint(Graphics2D)</text:span></text:p>
          <text:p text:style-name="P1"><text:span text:style-name="T1">public void move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2.7cm" svg:y1="29.9cm" svg:x2="84.7cm" svg:y2="29.9cm">
          <text:p/>
        </draw:line>
        <draw:line draw:style-name="gr3" draw:text-style-name="P3" draw:layer="layout" svg:x1="72.7cm" svg:y1="31.4cm" svg:x2="84.8cm" svg:y2="31.4cm">
          <text:p/>
        </draw:line>
        <draw:custom-shape draw:style-name="gr19" draw:text-style-name="P2" draw:layer="layout" svg:width="13.9cm" svg:height="10.9cm" svg:x="84.1cm" svg:y="1.8cm">
          <text:p text:style-name="P1"><text:span text:style-name="T1">SoundManager</text:span></text:p>
          <text:p text:style-name="P1"><text:span text:style-name="T1"/></text:p>
          <text:p text:style-name="P1"><text:span text:style-name="T1">private Controller controller</text:span></text:p>
          <text:p text:style-name="P1"><text:span text:style-name="T1">private URL[] splashSounds</text:span></text:p>
          <text:p text:style-name="P1"><text:span text:style-name="T1">private URL bckground_music, swoosh_sound,</text:span></text:p>
          <text:p text:style-name="P1"><text:span text:style-name="T1"><text:tab/></text:span><text:span text:style-name="T1">bomb_swoosh_sound, bomb_sound,</text:span></text:p>
          <text:p text:style-name="P1"><text:span text:style-name="T1"><text:tab/></text:span><text:span text:style-name="T1">lives_sound, score_sound, button_sound,</text:span></text:p>
          <text:p text:style-name="P1"><text:span text:style-name="T1"><text:tab/></text:span><text:span text:style-name="T1">back_button_sound, miss_sound</text:span></text:p>
          <text:p text:style-name="P1"><text:span text:style-name="T1">Random random</text:span></text:p>
          <text:p text:style-name="P1"><text:span text:style-name="T2"/></text:p>
          <text:p text:style-name="P1"><text:span text:style-name="T1">public Soundmanage(Controller)</text:span></text:p>
          <text:p text:style-name="P1"><text:span text:style-name="T1">public void playSound(URL)</text:span></text:p>
          <text:p text:style-name="P1"><text:span text:style-name="T1">public void playBackground(URL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4.03cm" svg:y1="3.473cm" svg:x2="97.83cm" svg:y2="3.473cm">
          <text:p/>
        </draw:line>
        <draw:line draw:style-name="gr3" draw:text-style-name="P3" draw:layer="layout" svg:x1="84.1cm" svg:y1="9.6cm" svg:x2="97.9cm" svg:y2="9.6cm">
          <text:p/>
        </draw:line>
        <draw:custom-shape draw:style-name="gr20" draw:text-style-name="P2" draw:layer="layout" svg:width="14cm" svg:height="9.7cm" svg:x="85.3cm" svg:y="16.8cm">
          <text:p text:style-name="P1"><text:span text:style-name="T1">BonusPointsItem extends Item</text:span></text:p>
          <text:p text:style-name="P1"><text:span text:style-name="T1"/></text:p>
          <text:p text:style-name="P1"><text:span text:style-name="T1">private BufferedImage img</text:span></text:p>
          <text:p text:style-name="P1"><text:span text:style-name="T1">private int rot</text:span></text:p>
          <text:p text:style-name="P1"><text:span text:style-name="T1"/></text:p>
          <text:p text:style-name="P1"><text:span text:style-name="T1">public </text:span><text:span text:style-name="T2">BonusPointsItem</text:span><text:span text:style-name="T1">(int, Game, Universe)</text:span></text:p>
          <text:p text:style-name="P1"><text:span text:style-name="T1">public </text:span><text:span text:style-name="T2">void </text:span><text:span text:style-name="T1">paint(Graphics2D)</text:span></text:p>
          <text:p text:style-name="P1"><text:span text:style-name="T1">public void move()</text:span></text:p>
          <text:p text:style-name="P1"><text:span text:style-name="T1">public void checkHit(LinkedLiist&lt;Points&gt;)</text:span></text:p>
          <text:p text:style-name="P1"><text:span text:style-name="T1">public LinkedList&lt;ItemPart&gt; createItemParts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5.4cm" svg:y1="21.1cm" svg:x2="99.4cm" svg:y2="21.1cm">
          <text:p/>
        </draw:line>
        <draw:line draw:style-name="gr3" draw:text-style-name="P3" draw:layer="layout" svg:x1="85.4cm" svg:y1="18.5cm" svg:x2="99.4cm" svg:y2="18.5cm">
          <text:p/>
        </draw:line>
        <draw:custom-shape draw:style-name="gr21" draw:text-style-name="P2" draw:layer="layout" svg:width="13.4cm" svg:height="9.7cm" svg:x="31.6cm" svg:y="15.7cm">
          <text:p text:style-name="P1"><text:span text:style-name="T1">ScoreBomb extends Item</text:span></text:p>
          <text:p text:style-name="P1"><text:span text:style-name="T1"/></text:p>
          <text:p text:style-name="P1"><text:span text:style-name="T1">private BufferedImage img</text:span></text:p>
          <text:p text:style-name="P1"><text:span text:style-name="T1">private int rot</text:span></text:p>
          <text:p text:style-name="P1"><text:span text:style-name="T1"/></text:p>
          <text:p text:style-name="P1"><text:span text:style-name="T1">public </text:span><text:span text:style-name="T2">ScoreBomb</text:span><text:span text:style-name="T1">(int, Game, Universe)</text:span></text:p>
          <text:p text:style-name="P1"><text:span text:style-name="T1">public </text:span><text:span text:style-name="T2">void </text:span><text:span text:style-name="T1">paint(Graphics2D)</text:span></text:p>
          <text:p text:style-name="P1"><text:span text:style-name="T1">public void move()</text:span></text:p>
          <text:p text:style-name="P1"><text:span text:style-name="T1">public void checkHit(LinkedLiist&lt;Points&gt;)</text:span></text:p>
          <text:p text:style-name="P1"><text:span text:style-name="T1">public LinkedList&lt;ItemPart&gt; createItemParts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1.7cm" svg:y1="20cm" svg:x2="45cm" svg:y2="20cm">
          <text:p/>
        </draw:line>
        <draw:line draw:style-name="gr3" draw:text-style-name="P3" draw:layer="layout" svg:x1="31.7cm" svg:y1="17.4cm" svg:x2="45cm" svg:y2="17.4cm">
          <text:p/>
        </draw:line>
        <draw:custom-shape draw:style-name="gr22" draw:text-style-name="P2" draw:layer="layout" svg:width="13.2cm" svg:height="9.7cm" svg:x="59.4cm" svg:y="16.1cm">
          <text:p text:style-name="P1"><text:span text:style-name="T1">LiveItem extends Item</text:span></text:p>
          <text:p text:style-name="P1"><text:span text:style-name="T1"/></text:p>
          <text:p text:style-name="P1"><text:span text:style-name="T1">private BufferedImage img</text:span></text:p>
          <text:p text:style-name="P1"><text:span text:style-name="T1">private int rot</text:span></text:p>
          <text:p text:style-name="P1"><text:span text:style-name="T1"/></text:p>
          <text:p text:style-name="P1"><text:span text:style-name="T1">public </text:span><text:span text:style-name="T2">LiveItem</text:span><text:span text:style-name="T1">(int, Game, Universe)</text:span></text:p>
          <text:p text:style-name="P1"><text:span text:style-name="T1">public </text:span><text:span text:style-name="T2">void </text:span><text:span text:style-name="T1">paint(Graphics2D)</text:span></text:p>
          <text:p text:style-name="P1"><text:span text:style-name="T1">public void move()</text:span></text:p>
          <text:p text:style-name="P1"><text:span text:style-name="T1">public void checkHit(LinkedLiist&lt;Points&gt;)</text:span></text:p>
          <text:p text:style-name="P1"><text:span text:style-name="T1">public LinkedList&lt;ItemPart&gt; createItemParts(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9.5cm" svg:y1="20.4cm" svg:x2="72.6cm" svg:y2="20.4cm">
          <text:p/>
        </draw:line>
        <draw:line draw:style-name="gr3" draw:text-style-name="P3" draw:layer="layout" svg:x1="59.5cm" svg:y1="17.8cm" svg:x2="72.5cm" svg:y2="1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08:33:44.466000000</meta:creation-date>
    <dc:date>2015-07-09T00:10:07.586000000</dc:date>
    <meta:editing-duration>PT1H32M40S</meta:editing-duration>
    <meta:editing-cycles>16</meta:editing-cycles>
    <meta:generator>LibreOffice/4.3.5.2$Windows_x86 LibreOffice_project/3a87456aaa6a95c63eea1c1b3201acedf0751bd5</meta:generator>
    <meta:document-statistic meta:object-count="58"/>
  </office:meta>
</office:document-meta>
</file>